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1f4e21" officeooo:paragraph-rsid="001f4e21"/>
    </style:style>
    <style:style style:name="P2" style:family="paragraph" style:parent-style-name="Standard">
      <style:paragraph-properties fo:text-align="center" style:justify-single-word="false"/>
      <style:text-properties officeooo:rsid="001e295a" officeooo:paragraph-rsid="001e295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Идеи</text:p>
      <text:list xml:id="list9053469450883829100" text:style-name="L1">
        <text:list-item>
          <text:p text:style-name="P1">Представление текстов</text:p>
          <text:list>
            <text:list-item>
              <text:p text:style-name="P1">Сжать тексты по синонимам, чтобы сделать меньшую размерность</text:p>
            </text:list-item>
            <text:list-item>
              <text:p text:style-name="P1">Расширить тексты синонимами, чтобы сделать большую размерность</text:p>
            </text:list-item>
          </text:list>
        </text:list-item>
        <text:list-item>
          <text:p text:style-name="P1">Разные способы feature selection</text:p>
        </text:list-item>
        <text:list-item>
          <text:p text:style-name="P1">Что делать с отобранными features</text:p>
          <text:list>
            <text:list-item>
              <text:p text:style-name="P1">Оставлять только важные</text:p>
            </text:list-item>
            <text:list-item>
              <text:p text:style-name="P1">Поднимать у важных веса а у неважных опускать</text:p>
            </text:list-item>
          </text:list>
        </text:list-item>
        <text:list-item>
          <text:p text:style-name="P1">Отобранные features и синонимы</text:p>
          <text:list>
            <text:list-item>
              <text:p text:style-name="P1">По отобранным features найти в тексте их синонимы и поднять у них веса</text:p>
            </text:list-item>
            <text:list-item>
              <text:p text:style-name="P1">По отобранным features найти в тексте синонимы а остальные убрать</text:p>
            </text:list-item>
          </text:list>
        </text:list-item>
        <text:list-item>
          <text:p text:style-name="P1">Оценка модели по cross val score (вроде бы коррелирует с оценкой на test se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2:56:33.720048599</meta:creation-date>
    <dc:date>2016-06-14T13:34:26.080238435</dc:date>
    <meta:editing-duration>PT9M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12" meta:word-count="90" meta:character-count="544" meta:non-whitespace-character-count="477"/>
  </office:meta>
</office:document-meta>
</file>